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d23" officeooo:paragraph-rsid="0000e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1:33:27.737664284</meta:creation-date>
    <dc:date>2022-10-29T11:34:58.382366770</dc:date>
    <meta:editing-duration>PT1M32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7.3.6.2$Linux_X86_64 LibreOffice_project/30$Build-2</meta:generator>
  </office:meta>
</office:document-meta>
</file>